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soli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night:<text:line-break/>- Redo the battle-flow<text:line-break/>- Create update video</text:p>
      <text:p text:style-name="Standard"/>
      <text:p text:style-name="Standard"><text:span text:style-name="T1">Moar Items</text:span><text:line-break/><text:span text:style-name="T2">- Bubble</text:span></text:p>
      <text:p text:style-name="P2">- Teleport Enemy Here</text:p>
      <text:p text:style-name="P2">- Ammo</text:p>
      <text:p text:style-name="P2">- Pain</text:p>
      <text:p text:style-name="P2">- Weak sensor</text:p>
      <text:p text:style-name="Standard">- Mine</text:p>
      <text:p text:style-name="Standard">- Firgure out what form they will take.</text:p>
      <text:p text:style-name="Standard"/>
      <text:p text:style-name="Standard">Fine Tune Items:<text:line-break/><text:span text:style-name="T2">- Treasure map the chance to point instead of showing you the direction.</text:span><text:line-break/>- Sextant: nearest N enemies mode.<text:line-break/><text:span text:style-name="T2">- Nuke: 3x3 mode </text:span><text:line-break/>- Grid Hide: Try to fix</text:p>
      <text:p text:style-name="Standard"/>
      <text:p text:style-name="Standard"><text:span text:style-name="T1">About Page</text:span><text:line-break/>- Attribute yourself and steve + erin pavlina</text:p>
      <text:p text:style-name="Standard"/>
      <text:p text:style-name="Standard"><text:span text:style-name="T1">Custom Game Functionality</text:span><text:line-break/>- Textarea, Submit Button, Output</text:p>
      <text:p text:style-name="Standard">- Normie to JSON functionality<text:line-break/>- Idiot proofing.</text:p>
      <text:p text:style-name="Standard"/>
      <text:p text:style-name="P1">Sound Fx</text:p>
      <text:p text:style-name="Standard">- Sound Wrangler Javascript File.<text:line-break/>- Supplies find<text:line-break/>- Supplies Get</text:p>
      <text:p text:style-name="Standard">- Short range scanner</text:p>
      <text:p text:style-name="Standard">- Volume Button</text:p>
      <text:p text:style-name="Standard">- Sextant get.<text:line-break/>- Sextant reveal.<text:line-break/>- Krayan Finder<text:line-break/>- Krayan Finder Reveal<text:line-break/>- Treasure Map<text:line-break/>- Treasure Map Pointer</text:p>
      <text:p text:style-name="Standard">- Nuke<text:line-break/>- Nuke Launch<text:line-break/>- Nuke Explosion<text:line-break/>- Telescope Get<text:line-break/>- Telescope Reveal</text:p>
      <text:p text:style-name="Standard">- Treasure Get<text:line-break/>- Enemy A Encounter<text:line-break/>- Enemy A Attack<text:line-break/>- Enemy B Encounter<text:line-break/>- Enemy B Attack<text:line-break/>- Enemy C Encounter<text:line-break/>- Enemy C Attack<text:line-break/>- Player Attack 0</text:p>
      <text:p text:style-name="Standard">- Player Attack A<text:line-break/>- Player Attack B<text:line-break/>- Player Attack C<text:line-break/>- Game Lose Transition<text:line-break/>- Game Lose Screen<text:line-break/>- Game Win Transition<text:line-break/>- Game Win Screen</text:p>
      <text:p text:style-name="Standard">- Bubble Get<text:line-break/>- Bubble Apply<text:line-break/>- Ammo Find<text:line-break/>- Ammo Get<text:line-break/>- Teleport Enemy Find<text:line-break/>- Weak sensor find <text:line-break/>- Weak sensor reveal.</text:p>
      <text:p text:style-name="Standard"/>
      <text:p text:style-name="Standard"/>
      <text:p text:style-name="Standard"><text:line-break/><text:span text:style-name="T1">Make It Pretty</text:span><text:line-break/>- Re-do CSS/Layout<text:line-break/>- Make weapon buttons flash when the battle starts<text:line-break/>- Test on Newgrounds<text:line-break/><text:line-break/>Images<text:line-break/>- Weapon 0*<text:line-break/>- Weapon A*<text:line-break/>- Weapon B*<text:line-break/>- Weapon C*<text:line-break/>- Health Pips<text:line-break/>- Stars*<text:line-break/>- Grid Background<text:line-break/>- Empty Treasure Slot*<text:line-break/>- Beta's <text:s/>Head*<text:line-break/>- John Starrunner's Laser-Sword*<text:line-break/>- The Sonic Wrench (Correct Wording)*<text:line-break/>- Unicorn's Eye*</text:p>
      <text:p text:style-name="Standard">- Main Character*<text:line-break/>- Main Character on Fire*<text:line-break/>- Main Character in Bubble*<text:line-break/>- Main Character Hit*<text:line-break/>- Main Character Attacking*<text:line-break/>- Enemy robot*<text:line-break/>- Enemy robot attacking*<text:line-break/><text:soft-page-break/>- Enemy robot hit*<text:line-break/>- Space Whale*<text:line-break/>- Space Whale attacking*<text:line-break/>- Space Whale Hit*<text:line-break/>- Krayan*</text:p>
      <text:p text:style-name="Standard">- Krayan Attacking*<text:line-break/>- Krayan Hit*<text:line-break/>- Bubble*</text:p>
      <text:p text:style-name="Standard">- Enemy Teleporter*<text:line-break/>- Ammo Pickup*</text:p>
      <text:p text:style-name="Standard">- Quantum Fire*<text:line-break/>- Mine*<text:line-break/>- Weak Sensor*<text:line-break/>- Weak Sensor Indicator*<text:line-break/>- Supply Box*<text:line-break/>- Sextant*<text:line-break/>- Location indicator in white, green, red*<text:line-break/>- Short range scanner.</text:p>
      <text:p text:style-name="Standard">- Krayan Finder*<text:line-break/>- Treasure Map*<text:line-break/>- Nuke*<text:line-break/>- Explosion* <text:line-break/>- Big explosion x 9*<text:line-break/>- <text:s/>Long range scanner*<text:line-break/>- Grid hide*</text:p>
      <text:p text:style-name="Standard"/>
      <text:p text:style-name="Standard">- TitleScreen<text:line-break/>- Grid Background<text:line-break/>- Game Lose Screen<text:line-break/>- Game win Screen<text:line-break/><text:line-break/>*Requires Additional Pixel version.<text:line-break/></text:p>
      <text:p text:style-name="Standard"><text:span text:style-name="T1">Finish Up</text:span><text:line-break/>- Fine tuning.<text:line-break/>- Post on Newgrounds</text:p>
      <text:p text:style-name="Standard">- Create Writeup<text:line-break/>- Post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chriver</meta:initial-creator>
    <meta:creation-date>2024-05-25T20:48:35.59</meta:creation-date>
    <dc:date>2024-05-31T14:12:13.42</dc:date>
    <dc:creator>David Schriver</dc:creator>
    <meta:editing-duration>PT3H2M45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2" meta:paragraph-count="30" meta:word-count="431" meta:character-count="2278"/>
  </office:meta>
</office:document-meta>
</file>